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paragraph-rsid="00f315e5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60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6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T55" style:family="text">
      <style:text-properties officeooo:rsid="0101772e"/>
    </style:style>
    <style:style style:name="T56" style:family="text">
      <style:text-properties officeooo:rsid="01036e3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8961756636275797001" text:style-name="L1">
        <text:list-item>
          <text:p text:style-name="P10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262324943030612818" text:style-name="L2">
        <text:list-item>
          <text:p text:style-name="P10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697467761340379293" text:style-name="L3">
        <text:list-item>
          <text:p text:style-name="P1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7">Comentat exercici 1.3-1</text:p>
        </text:list-item>
        <text:list-item>
          <text:p text:style-name="P129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7383468537238020682" text:style-name="L4">
        <text:list-item>
          <text:p text:style-name="P130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30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94758087631254" text:continue-list="list1262324943030612818" text:style-name="L2">
        <text:list-item>
          <text:p text:style-name="P10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94757836151608" text:continue-numbering="true" text:style-name="L2">
        <text:list-item>
          <text:p text:style-name="P10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05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94757548814343" text:continue-numbering="true" text:style-name="L2">
        <text:list-item>
          <text:p text:style-name="P106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31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94757306462746" text:continue-numbering="true" text:style-name="L2">
        <text:list-item>
          <text:p text:style-name="P10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2">Comentat apartat 1.1 Temperatura y calor</text:p>
        </text:list-item>
        <text:list-item>
          <text:p text:style-name="P132">Comentat apartat 1.2 Presión</text:p>
        </text:list-item>
        <text:list-item>
          <text:p text:style-name="P132">Comentat apartat 1.3 Ejercicios temperatura y presión</text:p>
          <text:p text:style-name="P107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94757475576756" text:continue-numbering="true" text:style-name="L2">
        <text:list-item>
          <text:p text:style-name="P134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94756802153943" text:continue-numbering="true" text:style-name="L2">
        <text:list-item>
          <text:p text:style-name="P10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3">Comentat apartat 1.<text:span text:style-name="T25">4</text:span> <text:span text:style-name="T25">Enrgía y potencia</text:span></text:p>
        </text:list-item>
        <text:list-item>
          <text:p text:style-name="P133">Comentat apartat 1.<text:span text:style-name="T25">5 Ejercicios Energía y potencia</text:span></text:p>
        </text:list-item>
        <text:list-item>
          <text:p text:style-name="P133">Comentat apartat 1.<text:span text:style-name="T25">6.1 Calor específico</text:span></text:p>
        </text:list-item>
      </text:list>
      <text:p text:style-name="P27"/>
      <text:p text:style-name="P65">Di<text:span text:style-name="T3">mecres</text:span><text:tab/><text:span text:style-name="T24">15</text:span>/<text:span text:style-name="T18">10</text:span>/2<text:span text:style-name="T5">5</text:span></text:p>
      <text:p text:style-name="P66"/>
      <text:list xml:id="list94757321044574" text:continue-numbering="true" text:style-name="L2">
        <text:list-item>
          <text:p text:style-name="P10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5">Comentat apartat 1.6.4 Ejemplo de transisión de calor a través de la pared de una cámara frigorífica</text:p>
          <text:p text:style-name="P109"/>
        </text:list-item>
      </text:list>
      <text:p text:style-name="P65">Di<text:span text:style-name="T26">jous<text:tab/></text:span><text:tab/><text:span text:style-name="T24">16</text:span>/<text:span text:style-name="T18">10</text:span>/2<text:span text:style-name="T5">5</text:span></text:p>
      <text:p text:style-name="P65"/>
      <text:list xml:id="list94756372766128" text:continue-numbering="true" text:style-name="L2">
        <text:list-item>
          <text:p text:style-name="P10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5">Comentat apartat 1.6.4 i fet exercicis de transmissió de calor 1.7-4 i 5. </text:p>
        </text:list-item>
      </text:list>
      <text:p text:style-name="P65"/>
      <text:p text:style-name="P66">Di<text:span text:style-name="T27">vendres<text:tab/>17</text:span>/<text:span text:style-name="T18">10</text:span>/2<text:span text:style-name="T5">5</text:span></text:p>
      <text:p text:style-name="P66"/>
      <text:p text:style-name="P29">Repassam teoria i exercicis per preparar l'examen de proper dimarts.</text:p>
      <text:p text:style-name="P66"/>
      <text:p text:style-name="P66">Di<text:span text:style-name="T27">marts<text:tab/>21</text:span>/<text:span text:style-name="T18">10</text:span>/2<text:span text:style-name="T5">5</text:span></text:p>
      <text:p text:style-name="P66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7">Di<text:span text:style-name="T27">mecres<text:tab/>22</text:span>/<text:span text:style-name="T18">10</text:span>/2<text:span text:style-name="T5">5</text:span></text:p>
      <text:p text:style-name="P67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8">Di<text:span text:style-name="T29">jous<text:tab/><text:tab/>23</text:span>/<text:span text:style-name="T18">10</text:span>/2<text:span text:style-name="T5">5</text:span></text:p>
      <text:p text:style-name="P68"/>
      <text:p text:style-name="P34">Preparació examen automàtica.</text:p>
      <text:p text:style-name="P34"/>
      <text:p text:style-name="P21"/>
      <text:p text:style-name="P96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9">Di<text:span text:style-name="T27">marts<text:tab/>28</text:span>/<text:span text:style-name="T18">10</text:span>/2<text:span text:style-name="T5">5</text:span></text:p>
      <text:p text:style-name="P69"/>
      <text:list xml:id="list94756540215903" text:continue-numbering="true" text:style-name="L2">
        <text:list-item>
          <text:p text:style-name="P11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6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36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40">Mesurat pressió en 3 recipients amb refrigerant reciclat i identificat els refrigerants (R134a, R410a i R600a) per la relació pressió temperatura ambient.</text:p>
        </text:list-item>
        <text:list-item>
          <text:p text:style-name="P140">Fet buit amb una màniga plena d'aigua y una ampolla. </text:p>
        </text:list-item>
      </text:list>
      <text:p text:style-name="P69"/>
      <text:p text:style-name="P31"/>
      <text:p text:style-name="P70">Di<text:span text:style-name="T27">mecres<text:tab/>29</text:span>/<text:span text:style-name="T18">10</text:span>/2<text:span text:style-name="T5">5</text:span></text:p>
      <text:p text:style-name="P70"/>
      <text:list xml:id="list9207028506715839877" text:style-name="L5">
        <text:list-item>
          <text:p text:style-name="P128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1">Com<text:span text:style-name="T35">entem apartats 1.8.1, 2 i 3.</text:span></text:p>
        </text:list-item>
      </text:list>
      <text:p text:style-name="P43"/>
      <text:p text:style-name="P70"/>
      <text:p text:style-name="P70">Di<text:span text:style-name="T35">jous<text:tab/><text:tab/>30</text:span>/<text:span text:style-name="T18">10</text:span>/2<text:span text:style-name="T5">5</text:span></text:p>
      <text:p text:style-name="P70"/>
      <text:list xml:id="list94757018489295" text:continue-numbering="true" text:style-name="L5">
        <text:list-item>
          <text:p text:style-name="P128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1">Comencem a comentar l'apartat 1.8.4 Diagrama de Mollier (diagrama p h)</text:p>
        </text:list-item>
      </text:list>
      <text:p text:style-name="P43"/>
      <text:p text:style-name="P70"/>
      <text:p text:style-name="P94">Divendres <text:tab/>31/10/25</text:p>
      <text:p text:style-name="P94"/>
      <text:p text:style-name="P44">Festiu triat pel centre.</text:p>
      <text:p text:style-name="P31"/>
      <text:p text:style-name="P31"/>
      <text:p text:style-name="P71">Di<text:span text:style-name="T27">marts<text:tab/>04</text:span>/<text:span text:style-name="T18">11</text:span>/2<text:span text:style-name="T5">5</text:span></text:p>
      <text:p text:style-name="P71"/>
      <text:list xml:id="list94757976554470" text:continue-list="list94756540215903" text:style-name="L2">
        <text:list-item>
          <text:p text:style-name="P11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7">Comentat apartat 1.<text:span text:style-name="T37">10 Caudal y velocidad</text:span></text:p>
        </text:list-item>
        <text:list-item>
          <text:p text:style-name="P137">Comentat apartat 1.<text:span text:style-name="T37">10.1 Conservación del caudal</text:span></text:p>
        </text:list-item>
      </text:list>
      <text:p text:style-name="P32"/>
      <text:p text:style-name="P72">Di<text:span text:style-name="T27">mecres<text:tab/>05</text:span>/<text:span text:style-name="T18">11</text:span>/2<text:span text:style-name="T5">5</text:span></text:p>
      <text:p text:style-name="P72"/>
      <text:list xml:id="list94756894659841" text:continue-numbering="true" text:style-name="L2">
        <text:list-item>
          <text:p text:style-name="P11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8">Comentat apartat 1.<text:span text:style-name="T37">1 Ciclo frigorífico</text:span></text:p>
        </text:list-item>
        <text:list-item>
          <text:p text:style-name="P138">Comentat aparta<text:span text:style-name="T38">t 1.1.1 Coeficiente de funcionamiento COP y EER</text:span></text:p>
        </text:list-item>
        <text:list-item>
          <text:p text:style-name="P138">Comentat aparta<text:span text:style-name="T38">t 1.1.2 Componentes de la instalación frigorífica por compresión</text:span></text:p>
        </text:list-item>
        <text:list-item>
          <text:p text:style-name="P138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3">Di<text:span text:style-name="T39">jous<text:tab/><text:tab/>06</text:span>/<text:span text:style-name="T18">11</text:span>/2<text:span text:style-name="T5">5</text:span></text:p>
      <text:p text:style-name="P73"/>
      <text:list xml:id="list94757038045916" text:continue-numbering="true" text:style-name="L2">
        <text:list-item>
          <text:p text:style-name="P113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9">Comentat apartat 1.<text:span text:style-name="T37">1.4 Caudal másico</text:span></text:p>
        </text:list-item>
        <text:list-item>
          <text:p text:style-name="P139">Comentat apartat 1.<text:span text:style-name="T37">1.5 EER de un sistema ideal</text:span></text:p>
        </text:list-item>
      </text:list>
      <text:p text:style-name="P97">Di<text:span text:style-name="T40">vendres<text:tab/><text:tab/>07</text:span>/<text:span text:style-name="T18">11</text:span>/2<text:span text:style-name="T5">5</text:span></text:p>
      <text:p text:style-name="P74"/>
      <text:p text:style-name="P45">Sortida golondrinas</text:p>
      <text:p text:style-name="P45"/>
      <text:p text:style-name="P75">Di<text:span text:style-name="T27">marts<text:tab/>11</text:span>/<text:span text:style-name="T18">11</text:span>/2<text:span text:style-name="T5">5</text:span></text:p>
      <text:p text:style-name="P75"/>
      <text:list xml:id="list94758163005394" text:continue-numbering="true" text:style-name="L2">
        <text:list-item>
          <text:p text:style-name="P11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2">Comentem exercici 1.2-1</text:p>
        </text:list-item>
        <text:list-item>
          <text:p text:style-name="P142">Comentem exercici 1.2-2</text:p>
        </text:list-item>
      </text:list>
      <text:p text:style-name="P46"/>
      <text:p text:style-name="P76">Di<text:span text:style-name="T27">mecres<text:tab/>12</text:span>/<text:span text:style-name="T18">11</text:span>/2<text:span text:style-name="T5">5</text:span></text:p>
      <text:p text:style-name="P76"/>
      <text:list xml:id="list94756720292420" text:continue-numbering="true" text:style-name="L2">
        <text:list-item>
          <text:p text:style-name="P11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3">Comentem exercici 1.2-<text:span text:style-name="T41">2 y 3</text:span></text:p>
        </text:list-item>
      </text:list>
      <text:p text:style-name="P47"/>
      <text:p text:style-name="P77">Di<text:span text:style-name="T42">jous<text:tab/><text:tab/>13</text:span>/<text:span text:style-name="T18">11</text:span>/2<text:span text:style-name="T5">5</text:span></text:p>
      <text:p text:style-name="P77"/>
      <text:list xml:id="list94757622906386" text:continue-numbering="true" text:style-name="L2">
        <text:list-item>
          <text:p text:style-name="P11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4">Comentem exer<text:span text:style-name="T42">cicis 1.2-3 y 4.</text:span></text:p>
        </text:list-item>
      </text:list>
      <text:p text:style-name="P48"/>
      <text:p text:style-name="P78">Di<text:span text:style-name="T43">vendres<text:tab/>14</text:span>/<text:span text:style-name="T18">11</text:span>/2<text:span text:style-name="T5">5</text:span></text:p>
      <text:p text:style-name="P78"/>
      <text:list xml:id="list94758501070987" text:continue-numbering="true" text:style-name="L2">
        <text:list-item>
          <text:p text:style-name="P11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5">Comentem exer<text:span text:style-name="T42">cicis 1.2-4 y 5.</text:span></text:p>
        </text:list-item>
      </text:list>
      <text:p text:style-name="P49"/>
      <text:p text:style-name="P79">Di<text:span text:style-name="T27">marts<text:tab/>18</text:span>/<text:span text:style-name="T18">11</text:span>/2<text:span text:style-name="T5">5</text:span></text:p>
      <text:p text:style-name="P79"/>
      <text:p text:style-name="P52">Feim el segon examen de la primera avaluació.</text:p>
      <text:p text:style-name="P50"/>
      <text:p text:style-name="P50"/>
      <text:p text:style-name="P80">Di<text:span text:style-name="T27">mecres<text:tab/>19</text:span>/<text:span text:style-name="T18">11</text:span>/2<text:span text:style-name="T5">5</text:span></text:p>
      <text:p text:style-name="P80"/>
      <text:p text:style-name="P53"><text:span text:style-name="T44">Comentem</text:span> <text:span text:style-name="T44">les solucions del</text:span> segon examen de la primera avaluació.</text:p>
      <text:p text:style-name="P51"/>
      <text:p text:style-name="P81">Di<text:span text:style-name="T45">jous<text:tab/><text:tab/>20</text:span>/<text:span text:style-name="T18">11</text:span>/2<text:span text:style-name="T5">5</text:span></text:p>
      <text:p text:style-name="P81"/>
      <text:list xml:id="list94756442470280" text:continue-numbering="true" text:style-name="L2">
        <text:list-item>
          <text:p text:style-name="P11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6">Comentem <text:span text:style-name="T45">l'</text:span>exer<text:span text:style-name="T42">cici 1.2-6.</text:span></text:p>
        </text:list-item>
      </text:list>
      <text:p text:style-name="P82"/>
      <text:p text:style-name="P82">Di<text:span text:style-name="T43">vendres<text:tab/>21</text:span>/<text:span text:style-name="T18">11</text:span>/2<text:span text:style-name="T5">5</text:span></text:p>
      <text:p text:style-name="P82"/>
      <text:p text:style-name="P57">Feim l'examen de recuperació del primer examen de la primera avaluació.</text:p>
      <text:p text:style-name="P57"/>
      <text:p text:style-name="P83"/>
      <text:p text:style-name="P83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3"/>
      <text:p text:style-name="P98">Di<text:span text:style-name="T27">mecres<text:tab/>26</text:span>/<text:span text:style-name="T18">11</text:span>/2<text:span text:style-name="T5">5</text:span></text:p>
      <text:p text:style-name="P36"/>
      <text:list xml:id="list94758442593545" text:continue-numbering="true" text:style-name="L2">
        <text:list-item>
          <text:p text:style-name="P11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7">Comentem apartat 1.3 Influencia del sobrecalentamiento y subenfriamiento en la eficiencia y el compresor.</text:p>
        </text:list-item>
        <text:list-item>
          <text:p text:style-name="P147">Comentem apartat 1.4 Puntos de medición de temperatura y presión.</text:p>
        </text:list-item>
      </text:list>
      <text:p text:style-name="P58"/>
      <text:p text:style-name="P84">Di<text:span text:style-name="T46">jous<text:tab/><text:tab/>27</text:span>/<text:span text:style-name="T18">11</text:span>/2<text:span text:style-name="T5">5</text:span></text:p>
      <text:p text:style-name="P37"/>
      <text:list xml:id="list94757745638647" text:continue-numbering="true" text:style-name="L2">
        <text:list-item>
          <text:p text:style-name="P120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0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95"/>
      <text:p text:style-name="P95"/>
      <text:p text:style-name="P85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6">Di<text:span text:style-name="T27">marts<text:tab/>02</text:span>/<text:span text:style-name="T18">12</text:span>/2<text:span text:style-name="T5">5</text:span></text:p>
      <text:p text:style-name="P55"/>
      <text:list xml:id="list94757751612955" text:continue-numbering="true" text:style-name="L2">
        <text:list-item>
          <text:p text:style-name="P12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8">Comentem exemple 2.1.1.1-1 , en pàg. 9.</text:p>
        </text:list-item>
      </text:list>
      <text:p text:style-name="P39"/>
      <text:p text:style-name="P87">Di<text:span text:style-name="T27">mecres<text:tab/>03</text:span>/<text:span text:style-name="T18">12</text:span>/2<text:span text:style-name="T5">5</text:span></text:p>
      <text:p text:style-name="P56"/>
      <text:list xml:id="list94757339660124" text:continue-numbering="true" text:style-name="L2">
        <text:list-item>
          <text:p text:style-name="P12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9"><text:span text:style-name="T49">Continuem c</text:span>oment<text:span text:style-name="T49">ant</text:span> exemple 2.1.1.1-1 , en pàg. 9.</text:p>
        </text:list-item>
        <text:list-item>
          <text:p text:style-name="P150">Comentem apartat 2.1.1.2 Compressors semihermètics.</text:p>
        </text:list-item>
        <text:list-item>
          <text:p text:style-name="P150">Comentem apartat 2.1.1.3 Compressors oberts.</text:p>
        </text:list-item>
        <text:list-item>
          <text:p text:style-name="P150">Comentem apartat 2.1.2.1 Compressors alternatius de pistó.</text:p>
        </text:list-item>
        <text:list-item>
          <text:p text:style-name="P150">Comentem apartat 2.1.2.1.1 Proceso de compresión en compresores de pistón alternativo.</text:p>
        </text:list-item>
        <text:list-item>
          <text:p text:style-name="P150">Comentem apartat 2.1.2.1.2 Número y disposición de los cilindros.</text:p>
        </text:list-item>
        <text:list-item>
          <text:p text:style-name="P150">Comentem apartat 2.1.2.1.3 Transformación del movimiento rotativo en movimiento alternativo.</text:p>
        </text:list-item>
        <text:list-item>
          <text:p text:style-name="P150">Comentem apartat 2.1.2.1.4 Válvulas de aspiración y descarga</text:p>
        </text:list-item>
        <text:list-item>
          <text:p text:style-name="P150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88">Di<text:span text:style-name="T50">jous<text:tab/><text:tab/>04</text:span>/<text:span text:style-name="T18">12</text:span>/2<text:span text:style-name="T5">5</text:span></text:p>
      <text:p text:style-name="P88"/>
      <text:list xml:id="list94757206149673" text:continue-numbering="true" text:style-name="L2">
        <text:list-item>
          <text:p text:style-name="P12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1">Comentem el programa de simulació SOLKANE</text:p>
        </text:list-item>
        <text:list-item>
          <text:p text:style-name="P151">Comencem amb apartat 2.1.2.2 Compressors alternatius de pistó - exemples de càlcul</text:p>
        </text:list-item>
      </text:list>
      <text:p text:style-name="P88"/>
      <text:p text:style-name="P88"/>
      <text:p text:style-name="P99">Di<text:span text:style-name="T50">vendres<text:tab/>05</text:span>/<text:span text:style-name="T18">12</text:span>/2<text:span text:style-name="T5">5</text:span></text:p>
      <text:p text:style-name="P88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89"/>
      <text:p text:style-name="P89">Di<text:span text:style-name="T52">marts<text:tab/>09</text:span>/<text:span text:style-name="T18">12</text:span>/2<text:span text:style-name="T5">5</text:span></text:p>
      <text:p text:style-name="P89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0"/>
      <text:p text:style-name="P90">Di<text:span text:style-name="T53">mecres<text:tab/>10</text:span>/<text:span text:style-name="T18">12</text:span>/2<text:span text:style-name="T5">5</text:span></text:p>
      <text:p text:style-name="P90"/>
      <text:list xml:id="list94757949881090" text:continue-numbering="true" text:style-name="L2">
        <text:list-item>
          <text:p text:style-name="P12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2">Comencem a <text:span text:style-name="T53">comentar exemple 2.1.2.2-1.</text:span></text:p>
        </text:list-item>
        <text:list-item>
          <text:p text:style-name="P156">Acordem les dates dels exàmens de la segona avaluació (23/01 i 20/02).</text:p>
        </text:list-item>
      </text:list>
      <text:p text:style-name="P90"/>
      <text:p text:style-name="P91">Di<text:span text:style-name="T54">jous<text:tab/><text:tab/>11</text:span>/<text:span text:style-name="T18">12</text:span>/2<text:span text:style-name="T5">5</text:span></text:p>
      <text:p text:style-name="P91"/>
      <text:p text:style-name="P62">Comentem dubtes relacionats amb l'examen de recuperació de dimarts 16/12/25.</text:p>
      <text:p text:style-name="P91"/>
      <text:p text:style-name="P91">Di<text:span text:style-name="T54">vendres<text:tab/>12</text:span>/<text:span text:style-name="T18">12</text:span>/2<text:span text:style-name="T5">5</text:span></text:p>
      <text:p text:style-name="P91"/>
      <text:p text:style-name="P62">Activitat emprenedoria.</text:p>
      <text:p text:style-name="P62"/>
      <text:p text:style-name="P92">Di<text:span text:style-name="T52">marts<text:tab/>16</text:span>/<text:span text:style-name="T18">12</text:span>/2<text:span text:style-name="T5">5</text:span></text:p>
      <text:p text:style-name="P92"/>
      <text:p text:style-name="P63">Feim l'examen de recuperació del segon examen de la primera avaluació (18/11/25).</text:p>
      <text:p text:style-name="P63"/>
      <text:p text:style-name="P93">Di<text:span text:style-name="T53">mecres<text:tab/>17</text:span>/<text:span text:style-name="T18">12</text:span>/2<text:span text:style-name="T5">5</text:span></text:p>
      <text:p text:style-name="P93"/>
      <text:list xml:id="list94758542768337" text:continue-numbering="true" text:style-name="L2">
        <text:list-item>
          <text:p text:style-name="P12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3">Co<text:span text:style-name="T55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157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61">Di<text:span text:style-name="T53">mecres<text:tab/>07</text:span>/<text:span text:style-name="T56">01</text:span>/2<text:span text:style-name="T56">6</text:span></text:p>
      <text:p text:style-name="P159"/>
      <text:list xml:id="list94757381212928" text:continue-numbering="true" text:style-name="L2">
        <text:list-item>
          <text:p text:style-name="P12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4"><text:span text:style-name="T56">Repassem l'exemple 2.1.2.2-1</text:span></text:p>
        </text:list-item>
        <text:list-item>
          <text:p text:style-name="P158">Comencem amb l'exemple 2.1.2.2-2</text:p>
        </text:list-item>
      </text:list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8T09:47:56.215887409</dc:date>
    <meta:editing-duration>PT2H28M22S</meta:editing-duration>
    <meta:editing-cycles>243</meta:editing-cycles>
    <meta:document-statistic meta:table-count="0" meta:image-count="2" meta:object-count="1" meta:page-count="9" meta:paragraph-count="171" meta:word-count="1064" meta:character-count="6792" meta:non-whitespace-character-count="595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